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indent="0.5in" style:auto-text-indent="false"/>
    </style:style>
    <style:style style:name="P2" style:family="paragraph" style:parent-style-name="Standard">
      <style:paragraph-properties fo:margin-left="0in" fo:margin-right="0in" fo:line-height="150%" fo:text-indent="0in" style:auto-text-indent="false"/>
      <style:text-properties fo:font-size="14pt" fo:font-weight="bold" style:font-size-asian="14pt" style:font-weight-asian="bold" style:font-size-complex="14pt"/>
    </style:style>
    <style:style style:name="P3" style:family="paragraph" style:parent-style-name="Standard" style:master-page-name="Standard">
      <style:paragraph-properties fo:margin-left="0in" fo:margin-right="0in" fo:line-height="150%" fo:text-indent="0in" style:auto-text-indent="false" style:page-number="auto"/>
      <style:text-properties fo:font-size="14pt" fo:font-weight="bold" style:font-size-asian="14pt" style:font-weight-asian="bold" style:font-size-complex="14pt"/>
    </style:style>
    <style:style style:name="P4" style:family="paragraph" style:parent-style-name="Heading_20_1">
      <style:paragraph-properties fo:text-align="center"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4" text:outline-level="1">Game Plan</text:h>
      <text:p text:style-name="P2"/>
      <text:h text:style-name="Heading_20_3" text:outline-level="3">Target Audience:</text:h>
      <text:p text:style-name="P1">Our goal was to develop a game which caters towards the average gamer. The majority of portable games which end up gaining popularity are the action/platformer games. Some examples are classics such as Kirby or Super Mario. We thought that if we were able to take these games and bring it to a whole new level with our own designs and ideas, we would be able to attract a wide audience. <text:s/>Our game is way beyond any platformer offered on the android market featuring the ability for the gamer to make their own objects by using the touch screen during game play. This way the gamer’s imagination will dictate the outcome of the game. </text:p>
      <text:p text:style-name="P1"/>
      <text:h text:style-name="Heading_20_3" text:outline-level="3">Story:</text:h>
      <text:p text:style-name="P1">The story starts with the main character Ching Chong who is training on Mount Bing with his master Ding Dong. Ding Dong <text:s/>is a master at using ki. He has a rare sickness that can only be held at bay be a secret pendent. Ching being a young naive boy decides to go against his master’s wishes and be romantically involved with Pei Lu a mistress from the garden of Xang. What Ching doesn’t know is that Pei Lu is really an evil dragon who has recently escaped from the volcano where he was supposed to be sealed for eternity. Pei Lu is there to take revenge on Master Dong for locking him away. Pei Lu tricks Ching into believing that he is an innocent young girl and has Ching show her the master’s secret medicine pendent. Pei Lu ends up stealing the pendant and turns into his real form and fly’s back to The Black Forest which is where his nest is. Ching must go to The Black Forest and retrieve the pendent in order to prevent from dying Master Dong.</text:p>
      <text:p text:style-name="P1"/>
      <text:h text:style-name="Heading_20_3" text:outline-level="3">Game Mechanics:</text:h>
      <text:p text:style-name="P1">The setting for most of the game will take place within a the forest. This will give the player a sense of anxiety while playing this game since they have to worry about avoiding <text:soft-page-break/>objects which could potential hurt them while not knowing what to expect. Furthermore, the player must deal with the monsters which reside within the forest. They will be programmed using artificial intelligence in order to chase after the character and attack them when they are within range. The character will have to trap or hit them in order to defeat them. </text:p>
      <text:p text:style-name="P1">Within the forest we will be having various obstacle courses. The user will have to place objects which he will generate with his ki in order to reach places in which he can’t. The user will collect ki by defeating the minions and monsters along the way or standing still and focusing. The user creates a cloud only if he has enough ki. Using the objects will not guarantee that the player will reach the preferred destination. We have made it so the player will have to plan his jump perfectly in order to prevent falling into the water and having to start the course over again. </text:p>
      <text:p text:style-name="P1">We decided that since we were going to create a platformer the most important technology in which we are using is the physics engine. This will dictate the movements of our character and the objects within the game. Other technologies in which we will be using are multi-touch which are also part of the andengine extensions. We will be having a number of levels as the character progresses through forest. Each level will have a final door which leads to the next level. The user will have the ability to save the user’s progress on a level ny level ba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min</meta:initial-creator>
    <dc:creator>Brooks </dc:creator>
    <meta:editing-cycles>11</meta:editing-cycles>
    <meta:creation-date>2011-09-09T22:04:00</meta:creation-date>
    <dc:date>2011-10-02T20:08:47</dc:date>
    <meta:editing-duration>PT16M46S</meta:editing-duration>
    <meta:generator>LibreOffice/3.3$Unix LibreOffice_project/330m19$Build-401</meta:generator>
    <meta:document-statistic meta:table-count="0" meta:image-count="0" meta:object-count="0" meta:page-count="2" meta:paragraph-count="9" meta:word-count="605" meta:character-count="33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